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co1" style:family="table-column">
      <style:table-column-properties style:column-width="1.112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standard" draw:layer="layout" svg:width="5.557cm" svg:height="4.859cm" svg:x="3.082cm" svg:y="3.5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9cm" svg:height="0.8cm" svg:x="3.2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3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4.3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cm" svg:height="0.8cm" svg:x="4.3cm" svg:y="4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8T22:18:30</meta:creation-date>
    <dc:date>2013-04-28T22:48:51</dc:date>
    <dc:creator>Fabien Belli</dc:creator>
    <meta:editing-duration>PT42S</meta:editing-duration>
    <meta:editing-cycles>3</meta:editing-cycles>
    <meta:generator>LibreOffice/3.5$Linux_X86_64 LibreOffice_project/350m1$Build-2</meta:generator>
    <meta:document-statistic meta:object-count="5"/>
  </office:meta>
</office:document-meta>
</file>